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0"/>
    <style:style style:name="co1" style:family="table-column">
      <style:table-column-properties fo:break-before="auto" style:column-width="9.10166666666667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5.476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2"/>
        <table:table-column table:style-name="co5" table:number-columns-repeated="16378" table:default-cell-style-name="ce1"/>
        <table:table-row table:style-name="ro1">
          <table:table-cell office:value-type="string" table:style-name="ce1">
            <text:p>Artikel</text:p>
          </table:table-cell>
          <table:table-cell office:value-type="string" table:style-name="ce1">
            <text:p>Quelle</text:p>
          </table:table-cell>
          <table:table-cell office:value-type="string" table:style-name="ce1">
            <text:p>Bestellnummer</text:p>
          </table:table-cell>
          <table:table-cell office:value-type="string" table:style-name="ce1">
            <text:p>Anzahl</text:p>
          </table:table-cell>
          <table:table-cell office:value-type="string" table:style-name="ce2">
            <text:p>Preis/Stk</text:p>
          </table:table-cell>
          <table:table-cell office:value-type="string" table:style-name="ce2">
            <text:p>Gesamt</text:p>
          </table:table-cell>
          <table:table-cell office:value-type="string" table:style-name="ce1">
            <text:p>Bemerkung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Link V2</text:p>
          </table:table-cell>
          <table:table-cell office:value-type="string" table:style-name="ce1">
            <text:p>Conrad</text:p>
          </table:table-cell>
          <table:table-cell office:value-type="float" office:value="802243974" table:style-name="ce1">
            <text:p>802243974</text:p>
          </table:table-cell>
          <table:table-cell office:value-type="float" office:value="1" table:style-name="ce1">
            <text:p>1</text:p>
          </table:table-cell>
          <table:table-cell office:value-type="currency" office:value="41.75" table:style-name="ce2">
            <text:p>41,75 €</text:p>
          </table:table-cell>
          <table:table-cell office:value-type="currency" office:value="41.75" table:formula="of:=[.D2]*[.E2]" table:style-name="ce2">
            <text:p>41,75 €</text:p>
          </table:table-cell>
          <table:table-cell office:value-type="string" table:style-name="ce1">
            <text:p>Ich würde die 2€-Chinaversion kaufe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bornetzteil, min 36v 500mAh</text:p>
          </table:table-cell>
          <table:table-cell office:value-type="string" table:style-name="ce1">
            <text:p>Pollin</text:p>
          </table:table-cell>
          <table:table-cell office:value-type="float" office:value="351565" table:style-name="ce1">
            <text:p>351565</text:p>
          </table:table-cell>
          <table:table-cell office:value-type="float" office:value="1" table:style-name="ce1">
            <text:p>1</text:p>
          </table:table-cell>
          <table:table-cell office:value-type="currency" office:value="69.95" table:style-name="ce2">
            <text:p>69,95 €</text:p>
          </table:table-cell>
          <table:table-cell office:value-type="currency" office:value="69.95" table:formula="of:=[.D3]*[.E3]" table:style-name="ce2">
            <text:p>69,95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uftpumpe für luftreifen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1581863 - 62</text:p>
          </table:table-cell>
          <table:table-cell office:value-type="float" office:value="1" table:style-name="ce1">
            <text:p>1</text:p>
          </table:table-cell>
          <table:table-cell office:value-type="currency" office:value="15.49" table:style-name="ce2">
            <text:p>15,49 €</text:p>
          </table:table-cell>
          <table:table-cell office:value-type="currency" office:value="15.49" table:formula="of:=[.D4]*[.E4]" table:style-name="ce2">
            <text:p>15,49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LiPo Safe</text:p>
          </table:table-cell>
          <table:table-cell office:value-type="string" table:style-name="ce1">
            <text:p>stefansliposhop.de</text:p>
          </table:table-cell>
          <table:table-cell office:value-type="string" table:style-name="ce1">
            <text:p>https://www.stefansliposhop.de/Sicherheits-Waermekoffer/BAT-SAFE-Sicherheitskoffer::1841.html</text:p>
          </table:table-cell>
          <table:table-cell office:value-type="float" office:value="1" table:style-name="ce1">
            <text:p>1</text:p>
          </table:table-cell>
          <table:table-cell office:value-type="currency" office:value="59.9" table:style-name="ce2">
            <text:p>59,90 €</text:p>
          </table:table-cell>
          <table:table-cell office:value-type="currency" office:value="59.9" table:formula="of:=[.D5]*[.E5]" table:style-name="ce2">
            <text:p>59,90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ely Akku Buchse XT60 vergoldet 1 St.<text:s/>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1373200 - 62</text:p>
          </table:table-cell>
          <table:table-cell office:value-type="float" office:value="5" table:style-name="ce1">
            <text:p>5</text:p>
          </table:table-cell>
          <table:table-cell office:value-type="currency" office:value="0.99" table:style-name="ce2">
            <text:p>0,99 €</text:p>
          </table:table-cell>
          <table:table-cell office:value-type="currency" office:value="4.95" table:formula="of:=[.D6]*[.E6]" table:style-name="ce2">
            <text:p>4,95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Reely Akku Stecker XT60 vergoldet 1 St.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1373199 - 62</text:p>
          </table:table-cell>
          <table:table-cell office:value-type="float" office:value="5" table:style-name="ce1">
            <text:p>5</text:p>
          </table:table-cell>
          <table:table-cell office:value-type="currency" office:value="0.99" table:style-name="ce2">
            <text:p>0,99 €</text:p>
          </table:table-cell>
          <table:table-cell office:value-type="currency" office:value="4.95" table:formula="of:=[.D7]*[.E7]" table:style-name="ce2">
            <text:p>4,95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lphaWire 3079 RD001 Litze 1 x 2.08 mm² Rot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1368753 - 62</text:p>
          </table:table-cell>
          <table:table-cell office:value-type="float" office:value="5" table:style-name="ce1">
            <text:p>5</text:p>
          </table:table-cell>
          <table:table-cell office:value-type="currency" office:value="0.79" table:style-name="ce2">
            <text:p>0,79 €</text:p>
          </table:table-cell>
          <table:table-cell office:value-type="currency" office:value="3.95" table:formula="of:=[.D8]*[.E8]" table:style-name="ce2">
            <text:p>3,95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AlphaWire 3079 BK001 Litze 1 x 2.08 mm² Schwarz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1368750 - 62</text:p>
          </table:table-cell>
          <table:table-cell office:value-type="float" office:value="5" table:style-name="ce1">
            <text:p>5</text:p>
          </table:table-cell>
          <table:table-cell office:value-type="currency" office:value="0.79" table:style-name="ce2">
            <text:p>0,79 €</text:p>
          </table:table-cell>
          <table:table-cell office:value-type="currency" office:value="3.95" table:formula="of:=[.D9]*[.E9]" table:style-name="ce2">
            <text:p>3,95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ananenstecker Stecker Schwarz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730114 - 62</text:p>
          </table:table-cell>
          <table:table-cell office:value-type="float" office:value="2" table:style-name="ce1">
            <text:p>2</text:p>
          </table:table-cell>
          <table:table-cell office:value-type="currency" office:value="1.94" table:style-name="ce2">
            <text:p>1,94 €</text:p>
          </table:table-cell>
          <table:table-cell office:value-type="currency" office:value="3.88" table:formula="of:=[.D10]*[.E10]" table:style-name="ce2">
            <text:p>3,88 €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ananenstecker Stecker Rot</text:p>
          </table:table-cell>
          <table:table-cell office:value-type="string" table:style-name="ce1">
            <text:p>Conrad</text:p>
          </table:table-cell>
          <table:table-cell office:value-type="string" table:style-name="ce1">
            <text:p>730106 - 62</text:p>
          </table:table-cell>
          <table:table-cell office:value-type="float" office:value="2" table:style-name="ce1">
            <text:p>2</text:p>
          </table:table-cell>
          <table:table-cell office:value-type="currency" office:value="1.94" table:style-name="ce2">
            <text:p>1,94 €</text:p>
          </table:table-cell>
          <table:table-cell office:value-type="currency" office:value="3.88" table:formula="of:=[.D11]*[.E11]" table:style-name="ce2">
            <text:p>3,88 €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table:style-name="ce2"/>
          <table:table-cell office:value-type="currency" office:value="0" table:formula="of:=[.D12]*[.E12]" table:style-name="ce2">
            <text:p>0,00 €</text:p>
          </table:table-cell>
          <table:table-cell table:number-columns-repeated="16378" table:style-name="ce1"/>
        </table:table-row>
        <table:table-row table:style-name="ro1">
          <table:table-cell table:number-columns-repeated="4" table:style-name="ce1"/>
          <table:table-cell table:style-name="ce2"/>
          <table:table-cell office:value-type="currency" office:value="0" table:formula="of:=[.D13]*[.E13]" table:style-name="ce2">
            <text:p>0,00 €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40">
      <number:number number:decimal-places="2" number:min-integer-digits="1" number:grouping="true"/>
      <number:text> </number:text>
      <number:currency-symbol>€</number:currency-symbol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Windows-Benutzer</dc:creator>
    <meta:creation-date>2019-01-21T02:09:21Z</meta:creation-date>
    <dc:date>2019-01-29T22:58:11Z</dc:date>
    <meta:editing-cycles>2</meta:editing-cycles>
    <meta:editing-duration>PT0S</meta:editing-duration>
  </office:meta>
</office:document-meta>
</file>